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245.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Efficiency (Carbon and Energy Intensit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ffizienz (Energie- und CO2-Intensität)</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One of the two most prominent strategies towards low carbon development is the promotion of CO2 and energy intensity.To reflect this, two different indicators are taken into account. The first indicator is ‘CO2 emissions per unit of total energy supply’ (CO2/TPES). This indicator describes the carbon intensity of a country’s energy sector and indicates the share of fossil fuels in the energy supply. The second indicator is ‘total primary energy supply per gross domestic product in terms of purchasing power parities’ (TPES/GDP). This indicator is more focused on how efficiently energy is used in the economy. Reductions in these two indicators point to a country’s progress in decarbonising the economic sector.</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Eine der wichtigsten Strategien für die Dekarbonisierung ist die Reduzierung von CO2- und Energieintensität. Um dies zu messen, werden zwei Indikatoren genutzt: Einerseits „CO2 pro Einheit des Gesamtenergieverbrauchs“ (CO2/TPES). Dieser Indikator beschreibt, wie CO2-intensiv der Energiesektor eines Landes ist und zeigt den Anteil fossilen Energieträgern am Gesamtenergieverbrauch an. Der andere Indikator „Gesamtenergieverbrauch pro Bruttoinlandsprodukt“ bildet die Energieeffizienz in der Wirtschaft ab. Wenn sich beide Intensitäten verringern, deutet <text:s/>dies auf eine Dekarbonisierung des Landes hi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91.78, 74.95, 66.47</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55.99" calcext:value-type="float">
            <text:p>55.99</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75.17" calcext:value-type="float">
            <text:p>75.17</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5.87" calcext:value-type="float">
            <text:p>65.87</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83" calcext:value-type="float">
            <text:p>56.83</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70.49" calcext:value-type="float">
            <text:p>70.49</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60.59" calcext:value-type="float">
            <text:p>60.59</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82.3" calcext:value-type="float">
            <text:p>8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39.78" calcext:value-type="float">
            <text:p>39.78</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74.04" calcext:value-type="float">
            <text:p>74.04</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86.27" calcext:value-type="float">
            <text:p>86.27</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6.04" calcext:value-type="float">
            <text:p>66.04</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54.99" calcext:value-type="float">
            <text:p>54.9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79.2" calcext:value-type="float">
            <text:p>79.2</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61.24" calcext:value-type="float">
            <text:p>61.24</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73.45" calcext:value-type="float">
            <text:p>73.45</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74.17" calcext:value-type="float">
            <text:p>74.17</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3.74" calcext:value-type="float">
            <text:p>53.74</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55.42" calcext:value-type="float">
            <text:p>55.42</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69.55" calcext:value-type="float">
            <text:p>69.55</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66.47" calcext:value-type="float">
            <text:p>66.47</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69.57" calcext:value-type="float">
            <text:p>69.57</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74.91" calcext:value-type="float">
            <text:p>74.9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83.15" calcext:value-type="float">
            <text:p>83.1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60.34" calcext:value-type="float">
            <text:p>60.34</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75.49" calcext:value-type="float">
            <text:p>75.49</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75.15" calcext:value-type="float">
            <text:p>75.15</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73.81" calcext:value-type="float">
            <text:p>73.81</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36.69" calcext:value-type="float">
            <text:p>36.6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72.84" calcext:value-type="float">
            <text:p>72.84</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90.8" calcext:value-type="float">
            <text:p>90.8</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89.6" calcext:value-type="float">
            <text:p>89.6</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63.02" calcext:value-type="float">
            <text:p>63.0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73.59" calcext:value-type="float">
            <text:p>73.59</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2.47" calcext:value-type="float">
            <text:p>62.47</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50.03" calcext:value-type="float">
            <text:p>50.03</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